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page" style:column-width="2.2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099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Раздел_20_I">
      <style:table-properties table:display="true" style:writing-mode="lr-tb"/>
    </style:style>
    <number:number-style style:name="N5003" number:language="ru" number:country="RU">
      <number:number number:decimal-places="0" number:min-integer-digits="1" number:grouping="true"/>
    </number:number-style>
    <style:style style:name="ce1" style:family="table-cell" style:parent-style-name="ЗаголовокБланка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ЗаголовокТаблицы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ЗаголовокТаблицы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ЗаголовокТаблицы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" style:family="table-cell" style:parent-style-name="Табличный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Табличный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" style:family="table-cell" style:parent-style-name="ЗаголовокБланка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ЗаголовокТаблицы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ЗаголовокТаблицы">
      <style:table-cell-properties fo:background-color="#c0c0c0" style:diagonal-bl-tr="none" style:diagonal-tl-br="none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ЗаголовокТаблицы">
      <style:table-cell-properties fo:background-color="#c0c0c0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3" style:family="table-cell" style:parent-style-name="Табличный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Табличный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" style:family="table-cell" style:parent-style-name="Табличный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16" style:family="table-cell" style:parent-style-name="Табличный" style:data-style-name="N5100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" style:family="table-cell" style:parent-style-name="Табличный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" style:family="table-cell" style:parent-style-name="ЗаголовокТаблицы">
      <style:table-cell-properties fo:background-color="#c0c0c0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 style:data-style-name="N500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Excel_20_Built-in_20_Normal" style:data-style-name="N111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Табличный" style:data-style-name="N111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ЗаголовокТаблицы">
      <style:table-cell-properties fo:background-color="#c0c0c0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" style:family="table-cell" style:parent-style-name="Excel_20_Built-in_20_Normal" style:data-style-name="N500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ЗаголовокТаблицы">
      <style:table-cell-properties fo:background-color="#c0c0c0" style:diagonal-bl-tr="none" style:diagonal-tl-br="none" style:rotation-align="none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26" style:family="table-cell" style:parent-style-name="Табличный" style:data-style-name="N1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8" style:family="table-cell" style:parent-style-name="Табличный" style:data-style-name="N111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Раздел I" table:style-name="ta1" table:print-ranges="'Раздел I'.A1:'Раздел I'.N9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visibility="collapse" table:default-cell-style-name="ce9"/>
        <table:table-column table:style-name="co10" table:visibility="collapse" table:number-columns-repeated="4" table:default-cell-style-name="ce9"/>
        <table:table-column table:style-name="co11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05" table:default-cell-style-name="ce9"/>
        <table:table-row table:style-name="ro1">
          <table:table-cell table:style-name="ce1" office:value-type="string" table:number-columns-spanned="9" table:number-rows-spanned="1">
            <text:p>Раздел I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1" office:value-type="string" table:number-columns-spanned="9" table:number-rows-spanned="1">
            <text:p>УЧЕТ ДОХОДОВ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number-columns-repeated="8"/>
          <table:table-cell table:style-name="ce27" office:value-type="string">
            <text:p>(руб.)</text:p>
          </table:table-cell>
          <table:table-cell table:number-columns-repeated="1015"/>
        </table:table-row>
        <table:table-row table:style-name="ro3">
          <table:table-cell table:style-name="ce3" office:value-type="string" table:number-columns-spanned="1" table:number-rows-spanned="2">
            <text:p>№ п/п</text:p>
          </table:table-cell>
          <table:table-cell table:style-name="ce10" office:value-type="string" table:number-columns-spanned="1" table:number-rows-spanned="2">
            <text:p>Наименование документа, его номер и дата</text:p>
          </table:table-cell>
          <table:table-cell table:style-name="ce10" office:value-type="string" table:number-columns-spanned="1" table:number-rows-spanned="2">
            <text:p>Содержание операции</text:p>
          </table:table-cell>
          <table:table-cell table:style-name="ce10" office:value-type="string" table:number-columns-spanned="4" table:number-rows-spanned="1">
            <text:p>Доходы (валовая выручка)</text:p>
          </table:table-cell>
          <table:covered-table-cell table:number-columns-repeated="3" table:style-name="ce11"/>
          <table:table-cell table:style-name="ce3" office:value-type="string" table:number-columns-spanned="1" table:number-rows-spanned="2">
            <text:p>Покупная стоимость реализованных товаров</text:p>
          </table:table-cell>
          <table:table-cell table:style-name="ce3" office:value-type="string" table:number-columns-spanned="1" table:number-rows-spanned="2">
            <text:p>Валовой доход (гр.7-гр.8)</text:p>
          </table:table-cell>
          <table:table-cell table:number-columns-repeated="1015"/>
        </table:table-row>
        <table:table-row table:style-name="ro4">
          <table:covered-table-cell table:style-name="ce4"/>
          <table:covered-table-cell table:number-columns-repeated="2" table:style-name="ce11"/>
          <table:table-cell table:style-name="ce18" office:value-type="string">
            <text:p>выручка от реализации</text:p>
          </table:table-cell>
          <table:table-cell table:style-name="ce18" office:value-type="string">
            <text:p>внереализационные доходы</text:p>
          </table:table-cell>
          <table:table-cell table:style-name="ce23" office:value-type="string">
            <text:p>выручка от реализации имущественных прав на объекты интеллектуальной собственности</text:p>
          </table:table-cell>
          <table:table-cell table:style-name="ce18" office:value-type="string">
            <text:p>итого</text:p>
          </table:table-cell>
          <table:covered-table-cell table:number-columns-repeated="2" table:style-name="ce4"/>
          <table:table-cell table:number-columns-repeated="3"/>
          <table:table-cell table:style-name="ce28"/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number-columns-repeated="3"/>
          <table:table-cell table:style-name="ce28"/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5">
          <table:table-cell table:style-name="ce6"/>
          <table:table-cell table:style-name="ce13"/>
          <table:table-cell table:style-name="ce15"/>
          <table:table-cell table:style-name="ce19"/>
          <table:table-cell table:style-name="ce22" table:number-columns-repeated="2"/>
          <table:table-cell table:style-name="ce24"/>
          <table:table-cell table:style-name="ce26" table:number-columns-repeated="2"/>
          <table:table-cell table:number-columns-repeated="3"/>
          <table:table-cell table:style-name="ce28"/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5">
          <table:table-cell table:style-name="ce7" office:value-type="string" table:number-columns-spanned="2" table:number-rows-spanned="1">
            <text:p>Итого за налоговый период</text:p>
          </table:table-cell>
          <table:covered-table-cell table:style-name="ce14"/>
          <table:table-cell table:style-name="ce16" office:value-type="string">
            <text:p>квартал</text:p>
          </table:table-cell>
          <table:table-cell table:style-name="ce20" table:number-columns-repeated="4"/>
          <table:table-cell table:style-name="ce21" table:number-columns-repeated="2"/>
          <table:table-cell table:number-columns-repeated="3"/>
          <table:table-cell table:style-name="ce28"/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5">
          <table:table-cell table:style-name="ce7" office:value-type="string" table:number-columns-spanned="2" table:number-rows-spanned="1">
            <text:p>Итого с начала года</text:p>
          </table:table-cell>
          <table:covered-table-cell table:style-name="ce14"/>
          <table:table-cell table:style-name="ce17"/>
          <table:table-cell table:style-name="ce21" table:number-columns-repeated="6"/>
          <table:table-cell table:number-columns-repeated="3"/>
          <table:table-cell table:style-name="ce28"/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\</text:p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инд" table:base-cell-address="$'Раздел I'.$A$1" table:expression="#ref!"/>
        <table:named-range table:name="_xlnm.Print_Area" table:base-cell-address="$'Раздел I'.$A$1" table:cell-range-address="$'Раздел I'.$A$1:.$N$9" table:range-usable-as="print-range"/>
        <table:named-expression table:name="_xlnm.Print_Area_1" table:base-cell-address="$'Раздел I'.$A$1" table:expression="[$#ССЫЛ!.$A$1:.$U$80]"/>
        <table:named-expression table:name="_xlnm.Print_Area_2" table:base-cell-address="$'Раздел I'.$A$1" table:expression="[$#ССЫЛ!.$A$1:.$K$554]"/>
        <table:named-expression table:name="страхВзн" table:base-cell-address="$'Раздел I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text-style style:name="N5100" number:language="ru" number:country="RU">
      <number:text-content/>
    </number:text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percentage-style style:name="N112">
      <number:number number:decimal-places="1" number:min-integer-digits="1"/>
      <number:text>%</number:text>
    </number:percentage-style>
    <number:number-style style:name="N113">
      <number:text>, № </number:text>
      <number:number number:min-integer-digits="1"/>
      <number:text/>
    </number:number-style>
    <number:number-style style:name="N114">
      <number:number number:decimal-places="1" number:min-integer-digits="1" number:grouping="true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Абзац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Блок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Дата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ЗаголовокБланка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1pt" fo:font-style="normal" fo:text-shadow="none" style:text-underline-style="none" fo:font-weight="bold" style:font-size-asian="11pt" style:font-style-asian="normal" style:font-weight-asian="bold" style:font-name-complex="Times New Roman CYR" style:font-size-complex="11pt" style:font-style-complex="normal" style:font-weight-complex="bold"/>
    </style:style>
    <style:style style:name="ЗаголовокТаблицы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9pt" fo:font-style="normal" fo:text-shadow="none" style:text-underline-style="none" fo:font-weight="bold" style:font-size-asian="9pt" style:font-style-asian="normal" style:font-weight-asian="bold" style:font-name-complex="Times New Roman CYR" style:font-size-complex="9pt" style:font-style-complex="normal" style:font-weight-complex="bold"/>
    </style:style>
    <style:style style:name="ЗвездочкаСноски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Подпись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 CYR" fo:font-size="9pt" fo:font-style="normal" fo:text-shadow="none" style:text-underline-style="none" fo:font-weight="normal" style:font-size-asian="9pt" style:font-style-asian="normal" style:font-weight-asian="normal" style:font-name-complex="Times New Roman CYR" style:font-size-complex="9pt" style:font-style-complex="normal" style:font-weight-complex="normal"/>
    </style:style>
    <style:style style:name="Подстрочный" style:family="table-cell" style:parent-style-name="Excel_20_Built-in_20_Normal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8pt" fo:font-style="italic" fo:text-shadow="none" style:text-underline-style="none" fo:font-weight="normal" style:font-size-asian="8pt" style:font-style-asian="italic" style:font-weight-asian="normal" style:font-name-complex="Times New Roman CYR" style:font-size-complex="8pt" style:font-style-complex="italic" style:font-weight-complex="normal"/>
    </style:style>
    <style:style style:name="ПоляЗаполнения" style:family="table-cell" style:parent-style-name="Excel_20_Built-in_20_Normal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Приложение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Табличный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ТекстСноски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draw:marker draw:name="msArrowEnd_20_5" draw:display-name="msArrowEnd 5" svg:viewBox="0 0 300 300" svg:d="m150 0 150 300h-300z"/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0.6cm" fo:margin-right="0.6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9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3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9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.01.2012</text:date>, <text:time>13:07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аздел_20_I" style:display-name="PageStyle_Раздел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здел_20_VI" style:display-name="PageStyle_Раздел V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1_29_" style:display-name="PageStyle_Раздел II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3_29_" style:display-name="PageStyle_Раздел II (3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Раздел_20_II_20__28_4_29_" style:display-name="PageStyle_Раздел II (4)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Раздел_20_IV_20__28_1_29_" style:display-name="PageStyle_Раздел IV (1)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Раздел_20_IV_20__28_2_29_" style:display-name="PageStyle_Раздел IV (2)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Раздел_20_V" style:display-name="PageStyle_Раздел V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0T13:07:20.51</dc:date>
    <meta:generator>OpenOffice.org/3.3$Win32 OpenOffice.org_project/330m20$Build-9567</meta:generator>
    <meta:editing-duration>PT1H52M26S</meta:editing-duration>
    <meta:editing-cycles>17</meta:editing-cycles>
    <meta:document-statistic meta:table-count="1" meta:cell-count="26" meta:object-count="0"/>
  </office:meta>
</office:document-meta>
</file>